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09800e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09800e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06a6b6" officeooo:paragraph-rsid="0006a6b6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a6b6" officeooo:paragraph-rsid="0006a6b6" fo:background-color="#ffe994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rsid="0002201d" officeooo:paragraph-rsid="0002201d" fo:background-color="transparent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2201d" officeooo:paragraph-rsid="0002201d" fo:background-color="transparent"/>
    </style:style>
    <style:style style:name="P7" style:family="paragraph" style:parent-style-name="Text_20_body">
      <style:paragraph-properties fo:margin-left="3.704cm" fo:margin-right="2.778cm" fo:margin-top="0cm" fo:margin-bottom="0cm" style:contextual-spacing="false" fo:line-height="100%" fo:text-align="justify" style:justify-single-word="false" fo:text-indent="0cm" style:auto-text-indent="false"/>
      <style:text-properties style:font-name="FreeMono" fo:font-size="12pt" fo:font-weight="bold" officeooo:rsid="0002201d" officeooo:paragraph-rsid="0002201d" fo:background-color="transparent" style:font-size-asian="12pt" style:font-weight-asian="bold" style:font-size-complex="12pt" style:font-weight-complex="bold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02201d" fo:background-color="transparent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00b15d" fo:background-color="transparent"/>
    </style:style>
    <style:style style:name="P10" style:family="paragraph" style:parent-style-name="Text_20_body" style:list-style-name="L3">
      <style:paragraph-properties fo:text-align="justify" style:justify-single-word="false"/>
      <style:text-properties fo:font-weight="bold" officeooo:rsid="0000b15d" officeooo:paragraph-rsid="0000b15d" style:font-weight-asian="bold" style:font-weight-complex="bold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00b15d" officeooo:paragraph-rsid="000bb963"/>
    </style:style>
    <style:style style:name="P12" style:family="paragraph" style:parent-style-name="Text_20_body">
      <style:paragraph-properties fo:text-align="justify" style:justify-single-word="false"/>
      <style:text-properties fo:font-style="italic" officeooo:rsid="0002201d" officeooo:paragraph-rsid="000bb963" style:font-style-asian="italic" style:font-style-complex="italic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paragraph-rsid="000e1502"/>
    </style:style>
    <style:style style:name="P14" style:family="paragraph" style:parent-style-name="Text_20_body">
      <style:paragraph-properties fo:text-align="justify" style:justify-single-word="false"/>
      <style:text-properties officeooo:paragraph-rsid="000e1502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00b15d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00b15d" officeooo:paragraph-rsid="0000b15d" fo:background-color="#ffff00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039f34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00b15d" officeooo:paragraph-rsid="00039f34" fo:background-color="#ffff00"/>
    </style:style>
    <style:style style:name="P19" style:family="paragraph" style:parent-style-name="Text_20_body">
      <style:paragraph-properties fo:text-align="justify" style:justify-single-word="false"/>
      <style:text-properties officeooo:paragraph-rsid="0000b15d"/>
    </style:style>
    <style:style style:name="P20" style:family="paragraph" style:parent-style-name="Text_20_body">
      <style:paragraph-properties fo:text-align="justify" style:justify-single-word="false"/>
      <style:text-properties officeooo:rsid="0004ef0b" officeooo:paragraph-rsid="0006a6b6"/>
    </style:style>
    <style:style style:name="P21" style:family="paragraph" style:parent-style-name="Text_20_body">
      <style:paragraph-properties fo:text-align="justify" style:justify-single-word="false"/>
      <style:text-properties fo:font-weight="bold" officeooo:paragraph-rsid="0006a6b6" style:font-weight-asian="bold" style:font-weight-complex="bold"/>
    </style:style>
    <style:style style:name="P22" style:family="paragraph" style:parent-style-name="Text_20_body" style:list-style-name="L4">
      <style:paragraph-properties fo:text-align="justify" style:justify-single-word="false"/>
      <style:text-properties fo:font-weight="bold" officeooo:rsid="0006a6b6" officeooo:paragraph-rsid="0006a6b6" fo:background-color="#ffff00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06a6b6" officeooo:paragraph-rsid="0006a6b6" fo:background-color="#ffff00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06a6b6"/>
    </style:style>
    <style:style style:name="P25" style:family="paragraph" style:parent-style-name="Text_20_body" style:list-style-name="L5">
      <style:paragraph-properties fo:text-align="justify" style:justify-single-word="false"/>
      <style:text-properties fo:font-weight="bold" officeooo:rsid="00041d98" officeooo:paragraph-rsid="0006a6b6" fo:background-color="#ffff00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06a6b6" officeooo:paragraph-rsid="0006a6b6" fo:background-color="#ffff00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officeooo:paragraph-rsid="0005fe03"/>
    </style:style>
    <style:style style:name="P28" style:family="paragraph" style:parent-style-name="Text_20_body">
      <style:paragraph-properties fo:line-height="115%" fo:text-align="justify" style:justify-single-word="false" style:writing-mode="lr-tb"/>
      <style:text-properties officeooo:paragraph-rsid="0000b15d"/>
    </style:style>
    <style:style style:name="T1" style:family="text">
      <style:text-properties officeooo:rsid="0006a6b6"/>
    </style:style>
    <style:style style:name="T2" style:family="text">
      <style:text-properties officeooo:rsid="000550e4"/>
    </style:style>
    <style:style style:name="T3" style:family="text">
      <style:text-properties officeooo:rsid="0002201d"/>
    </style:style>
    <style:style style:name="T4" style:family="text">
      <style:text-properties fo:font-style="italic" officeooo:rsid="0002201d" style:font-style-asian="italic" style:font-style-complex="italic"/>
    </style:style>
    <style:style style:name="T5" style:family="text">
      <style:text-properties fo:font-style="normal" officeooo:rsid="0002201d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officeooo:rsid="0002201d" style:font-style-asian="italic" style:font-weight-asian="bold" style:font-style-complex="italic" style:font-weight-complex="bold"/>
    </style:style>
    <style:style style:name="T9" style:family="text">
      <style:text-properties officeooo:rsid="0000b15d"/>
    </style:style>
    <style:style style:name="T10" style:family="text">
      <style:text-properties fo:font-style="italic" officeooo:rsid="0000b15d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39f34" style:font-weight-asian="bold" style:font-weight-complex="bold"/>
    </style:style>
    <style:style style:name="T13" style:family="text">
      <style:text-properties officeooo:rsid="00039f34"/>
    </style:style>
    <style:style style:name="T14" style:family="text">
      <style:text-properties fo:font-style="italic" fo:font-weight="bold" officeooo:rsid="00039f34" style:font-style-asian="italic" style:font-weight-asian="bold" style:font-style-complex="italic" style:font-weight-complex="bold"/>
    </style:style>
    <style:style style:name="T15" style:family="text">
      <style:text-properties officeooo:rsid="00072a22"/>
    </style:style>
    <style:style style:name="T16" style:family="text">
      <style:text-properties officeooo:rsid="0004ef0b"/>
    </style:style>
    <style:style style:name="T17" style:family="text">
      <style:text-properties officeooo:rsid="00022ef0"/>
    </style:style>
    <style:style style:name="T18" style:family="text">
      <style:text-properties officeooo:rsid="00034770"/>
    </style:style>
    <style:style style:name="T19" style:family="text">
      <style:text-properties fo:font-style="italic" officeooo:rsid="00034770" style:font-style-asian="italic" style:font-style-complex="italic"/>
    </style:style>
    <style:style style:name="T20" style:family="text">
      <style:text-properties officeooo:rsid="00041d98"/>
    </style:style>
    <style:style style:name="T21" style:family="text">
      <style:text-properties officeooo:rsid="00059f09"/>
    </style:style>
    <style:style style:name="T22" style:family="text">
      <style:text-properties fo:font-style="italic" officeooo:rsid="00041d98" style:font-style-asian="italic" style:font-style-complex="italic"/>
    </style:style>
    <style:style style:name="T23" style:family="text">
      <style:text-properties officeooo:rsid="000accd1"/>
    </style:style>
    <style:style style:name="T24" style:family="text">
      <style:text-properties officeooo:rsid="004dbfdb"/>
    </style:style>
    <style:style style:name="T25" style:family="text">
      <style:text-properties officeooo:rsid="0005fe03"/>
    </style:style>
    <style:style style:name="T26" style:family="text">
      <style:text-properties style:font-name="Liberation Serif" style:text-underline-style="none" fo:font-weight="normal" officeooo:rsid="0000b15d" style:font-weight-asian="normal" style:font-weight-complex="normal"/>
    </style:style>
    <style:style style:name="T27" style:family="text">
      <style:text-properties style:font-name="Liberation Serif" style:text-underline-style="none" fo:font-weight="normal" officeooo:rsid="0043dcfa" style:font-weight-asian="normal" style:font-weight-complex="normal"/>
    </style:style>
    <style:style style:name="T28" style:family="text">
      <style:text-properties style:font-name="Liberation Serif" style:text-underline-style="none" fo:font-weight="normal" style:font-weight-asian="normal" style:font-weight-complex="normal"/>
    </style:style>
    <style:style style:name="T29" style:family="text">
      <style:text-properties style:font-name="Liberation Serif" fo:font-weight="normal" officeooo:rsid="0000b15d" style:font-weight-asian="normal" style:font-weight-complex="normal"/>
    </style:style>
    <style:style style:name="T30" style:family="text">
      <style:text-properties style:font-name="Liberation Serif" fo:font-weight="normal" officeooo:rsid="0043dcfa" style:font-weight-asian="normal" style:font-weight-complex="normal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Liberation Serif" fo:font-weight="normal" officeooo:rsid="004dbfdb" style:font-weight-asian="normal" style:font-weight-complex="normal"/>
    </style:style>
    <style:style style:name="T34" style:family="text">
      <style:text-properties style:font-name="Liberation Serif" fo:font-weight="normal" officeooo:rsid="0045e3b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1"/>
      <text:p text:style-name="P2">Henrique Rodrigues Lima - 20193009473</text:p>
      <text:p text:style-name="P2">Caio Fernandes Lott Primola - 20193001742</text:p>
      <text:p text:style-name="P3"/>
      <text:p text:style-name="P3">Neste TP você deverá implementar 3 programas distintos, uma para cada parte. Os 3 programas (.c) devem ser submetidos junto com o relatório.</text:p>
      <text:p text:style-name="P4">PARTE 1</text:p>
      <text:p text:style-name="P5">Implemente um programa <text:span text:style-name="T1">em C</text:span> que: </text:p>
      <text:list text:style-name="L1">
        <text:list-item>
          <text:p text:style-name="P6">possu<text:span text:style-name="T2">a</text:span> a seguinte função:</text:p>
        </text:list-item>
      </text:list>
      <text:p text:style-name="P7">int f1(){</text:p>
      <text:p text:style-name="P7"><text:s text:c="4"/>int x;</text:p>
      <text:p text:style-name="P7"><text:s text:c="4"/>for(x=1;x&lt;10;x++);</text:p>
      <text:p text:style-name="P7"><text:s text:c="4"/>return x;</text:p>
      <text:p text:style-name="P7">}</text:p>
      <text:list text:style-name="L2">
        <text:list-header>
          <text:p text:style-name="P8"/>
        </text:list-header>
        <text:list-item>
          <text:p text:style-name="P8"><text:span text:style-name="T3">na função principal (</text:span><text:span text:style-name="T4">main)</text:span><text:span text:style-name="T5">:</text:span></text:p>
          <text:list>
            <text:list-item>
              <text:p text:style-name="P9">declar<text:span text:style-name="T2">e</text:span> uma variável <text:span text:style-name="T6">int a</text:span><text:span text:style-name="T7"> </text:span><text:span text:style-name="T5">na função</text:span><text:span text:style-name="T4"> </text:span><text:span text:style-name="T8">main</text:span></text:p>
            </text:list-item>
            <text:list-item>
              <text:p text:style-name="P9">cri<text:span text:style-name="T2">e</text:span> um novo processo <text:span text:style-name="T9">com o comando </text:span><text:span text:style-name="T7">fork</text:span></text:p>
            </text:list-item>
            <text:list-item>
              <text:p text:style-name="P8">exib<text:span text:style-name="T2">a</text:span> os endereços lógico e físico da variável “<text:span text:style-name="T10">a</text:span><text:span text:style-name="T9">” </text:span>nos dois processos (pai e filho). </text:p>
            </text:list-item>
            <text:list-item>
              <text:p text:style-name="P8"><text:span text:style-name="T9">exib</text:span><text:span text:style-name="T2">a</text:span><text:span text:style-name="T9"> os endereços lógico e físico da </text:span><text:span text:style-name="T3">função “</text:span><text:span text:style-name="T4">int f1( )”</text:span><text:span text:style-name="T3"> </text:span><text:span text:style-name="T9">nos dois processos (pai e filho). </text:span></text:p>
            </text:list-item>
          </text:list>
        </text:list-item>
      </text:list>
      <text:list text:style-name="L3">
        <text:list-header>
          <text:p text:style-name="P10">Responda</text:p>
        </text:list-header>
        <text:list-item>
          <text:p text:style-name="P11">Como a conversão de endereço lógico para físico foi realizada? Explique o código que faz a conversão. <text:span text:style-name="T4">Você pode copiar o código da internet, porém deve saber explicar como a conversão é feita.</text:span></text:p>
        </text:list-item>
      </text:list>
      <text:p text:style-name="P12"/>
      <text:p text:style-name="P12"/>
      <text:p text:style-name="P12"/>
      <text:list text:continue-numbering="true" text:style-name="L3">
        <text:list-item>
          <text:p text:style-name="P13">A variável <text:span text:style-name="T11">“</text:span><text:span text:style-name="T12">int a” </text:span>deverá ter endereços lógicos distintos em cada processo? <text:span text:style-name="T9">Explique e mostre o resultado da execução do seu programa (dê um </text:span><text:span text:style-name="T10">print</text:span><text:span text:style-name="T9"> da tela).</text:span></text:p>
        </text:list-item>
      </text:list>
      <text:p text:style-name="P14"/>
      <text:list text:continue-numbering="true" text:style-name="L3">
        <text:list-item>
          <text:p text:style-name="P15">A variável <text:span text:style-name="T11">“</text:span><text:span text:style-name="T12">int a”</text:span><text:span text:style-name="T13"> </text:span>deverá ter endereços físicos distintos em cada processo? <text:s/><text:span text:style-name="T9">Explique e mostre o resultado da execução do seu programa (dê um </text:span><text:span text:style-name="T10">print</text:span><text:span text:style-name="T9"> da tela).</text:span></text:p>
          <text:p text:style-name="P16">Insira sua resposta aqui.</text:p>
        </text:list-item>
        <text:list-item>
          <text:p text:style-name="P17"><text:soft-page-break/>A <text:span text:style-name="T13">função </text:span><text:span text:style-name="T12">“</text:span><text:span text:style-name="T14">int f1( )”</text:span> deverá ter endereços lógicos distintos em cada processo? <text:span text:style-name="T9">Explique e mostre o resultado da execução do seu programa (dê um </text:span><text:span text:style-name="T10">print</text:span><text:span text:style-name="T9"> da tela).</text:span></text:p>
          <text:p text:style-name="P18">Insira sua resposta aqui.</text:p>
        </text:list-item>
        <text:list-item>
          <text:p text:style-name="P17">A <text:span text:style-name="T13">função</text:span> <text:span text:style-name="T12">“</text:span><text:span text:style-name="T14">int f1( )” </text:span>deverá ter endereços físicos distintos em cada processo? <text:s/><text:span text:style-name="T9">Explique e mostre o resultado da execução do seu programa (dê um </text:span><text:span text:style-name="T10">print</text:span><text:span text:style-name="T9"> da tela).</text:span></text:p>
          <text:p text:style-name="P18">Insira sua resposta aqui.</text:p>
        </text:list-item>
      </text:list>
      <text:p text:style-name="P19"/>
      <text:p text:style-name="P19"/>
      <text:p text:style-name="P19"/>
      <text:p text:style-name="P4">PARTE 2</text:p>
      <text:p text:style-name="P20">Utilize o procedimento que exibe o endereço físico <text:span text:style-name="T15">correspondente a </text:span>um endereço lógic<text:span text:style-name="T15">o</text:span> <text:span text:style-name="T15">na implementação d</text:span>o seguinte programa. </text:p>
      <text:p text:style-name="P21"><text:span text:style-name="T16">O</text:span><text:span text:style-name="T17"> programa </text:span><text:span text:style-name="T16">deve</text:span><text:span text:style-name="T17"> </text:span>mostr<text:span text:style-name="T16">ar</text:span>, utilizando memória compartilhada, que dois processos podem ter diferentes endereços lógicos apontando para o mesmo endereço físico.</text:p>
      <text:list text:style-name="L4">
        <text:list-header>
          <text:p text:style-name="P22"><text:span text:style-name="T18">Execute o programa e apresente um </text:span><text:span text:style-name="T19">print</text:span><text:span text:style-name="T18"> da tela.</text:span></text:p>
        </text:list-header>
      </text:list>
      <text:p text:style-name="P23"/>
      <text:p text:style-name="P4">PARTE 3</text:p>
      <text:p text:style-name="P24"><text:span text:style-name="T16">Utilize o procedimento que exibe o endereço físico </text:span><text:span text:style-name="T15">correspondente a </text:span><text:span text:style-name="T16">um endereço lógic</text:span><text:span text:style-name="T15">o</text:span><text:span text:style-name="T16"> </text:span><text:span text:style-name="T15">na implementação d</text:span><text:span text:style-name="T16">o seguinte programa. </text:span></text:p>
      <text:p text:style-name="P21"><text:span text:style-name="T16">O</text:span><text:span text:style-name="T17"> programa </text:span><text:span text:style-name="T16">deve</text:span><text:span text:style-name="T20"> aloca</text:span><text:span text:style-name="T15">r</text:span><text:span text:style-name="T20"> um vetor contendo 1025 números inteiros. Utilize o procedimento que </text:span><text:span text:style-name="T15">exibe os endereços</text:span><text:span text:style-name="T20"> físico</text:span><text:span text:style-name="T15">s</text:span><text:span text:style-name="T20"> para mostrar </text:span><text:span text:style-name="T21">quais são os endereços dos frames de memória ocupados pelo vetor</text:span><text:span text:style-name="T20"> (exiba o </text:span><text:span text:style-name="T22">print</text:span><text:span text:style-name="T20"> da tela). </text:span><text:span text:style-name="T23">Mostre quantos e em quais frames de memória o vetor foi alocado.</text:span></text:p>
      <text:list text:style-name="L5">
        <text:list-header>
          <text:p text:style-name="P25"><text:span text:style-name="T18">I</text:span>nsira sua resposta aqui.</text:p>
        </text:list-header>
      </text:list>
      <text:p text:style-name="P26"/>
      <text:p text:style-name="P19">Algumas orientações a respeito da implementação:</text:p>
      <text:p text:style-name="P27"><text:span text:style-name="T9">1</text:span>. Você<text:span text:style-name="T24">s</text:span> também deve<text:span text:style-name="T24">m</text:span> entregar o código<text:span text:style-name="T25"> </text:span>fonte do<text:span text:style-name="T1">s</text:span> programa<text:span text:style-name="T1">s</text:span> implementado<text:span text:style-name="T1">s</text:span> <text:span text:style-name="T25">(arquivo .c)</text:span>. O programa deve ser feito na linguagem C e compilado com o gcc. Os passos para compilação e execução do programa devem ser apresentados no relatório.</text:p>
      <text:p text:style-name="P28"><text:span text:style-name="T26">2</text:span><text:span text:style-name="T27">. </text:span><text:span text:style-name="T28">O relatório deve ser enviado no formato PDF, outros formatos não serão aceitos.</text:span></text:p>
      <text:p text:style-name="P28"><text:span text:style-name="T29">3</text:span><text:span text:style-name="T30">. </text:span><text:span text:style-name="T31">Toda vez que for solicitado um </text:span><text:span text:style-name="T32">print</text:span><text:span text:style-name="T31"> da tela, você</text:span><text:span text:style-name="T33">s</text:span><text:span text:style-name="T31"> deve</text:span><text:span text:style-name="T33">m</text:span><text:span text:style-name="T31"> realçar (destacar com alguma cor diferente), na imagem, o conteúdo que se deseja mostrar. Além disso, deve-se explicar textualmente o que está sendo destacado. Se isso não for feito, a resposta </text:span><text:span text:style-name="T34">a tarefa</text:span><text:span text:style-name="T31"> não será </text:span><text:span text:style-name="T34">avaliada</text:span><text:span text:style-name="T3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23T17:21:41.936740177</meta:creation-date>
    <dc:date>2025-11-17T11:33:13.715037412</dc:date>
    <meta:editing-duration>PT2H21M33S</meta:editing-duration>
    <meta:editing-cycles>18</meta:editing-cycles>
    <meta:generator>LibreOffice/25.8.2.2$Linux_X86_64 LibreOffice_project/580$Build-2</meta:generator>
    <meta:document-statistic meta:table-count="0" meta:image-count="0" meta:object-count="0" meta:page-count="2" meta:paragraph-count="39" meta:word-count="506" meta:character-count="2993" meta:non-whitespace-character-count="2518"/>
  </office:meta>
</office:document-meta>
</file>